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11.244791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column table:style-name="co6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16381" table:style-name="ce3"/>
        </table:table-row>
        <table:table-row table:style-name="ro3">
          <table:table-cell table:style-name="ce3"/>
          <table:table-cell table:number-columns-repeated="2" table:style-name="ce5"/>
          <table:table-cell table:number-columns-repeated="16381" table:style-name="ce3"/>
        </table:table-row>
        <table:table-row table:style-name="ro3">
          <table:table-cell table:style-name="ce3"/>
          <table:table-cell table:number-columns-repeated="2" table:style-name="ce5"/>
          <table:table-cell table:style-name="ce3"/>
          <table:table-cell office:value-type="string" table:style-name="ce3">
            <text:p>Where in Code</text:p>
          </table:table-cell>
          <table:table-cell table:number-columns-repeated="16379" table:style-name="ce3"/>
        </table:table-row>
        <table:table-row table:style-name="ro3">
          <table:table-cell table:style-name="ce3"/>
          <table:table-cell office:value-type="string" table:style-name="ce6">
            <text:p>Chapter</text:p>
          </table:table-cell>
          <table:table-cell office:value-type="string" table:style-name="ce6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Line number</text:p>
          </table:table-cell>
          <table:table-cell table:number-columns-repeated="16379" table:style-name="ce3"/>
        </table:table-row>
        <table:table-row table:style-name="ro1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float" office:value="89" table:style-name="ce9">
            <text:p>8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iostream, iomanip, cmath, cstdlib, fstream, string, ctime, vector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float" office:value="47" table:style-name="ce9">
            <text:p>4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float" office:value="52" table:style-name="ce9">
            <text:p>5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47" table:style-name="ce9">
            <text:p>4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48" table:style-name="ce9">
            <text:p>4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74" table:style-name="ce9">
            <text:p>7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75" table:style-name="ce9">
            <text:p>7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210" table:style-name="ce9">
            <text:p>21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float" office:value="322" table:style-name="ce9">
            <text:p>32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float" office:value="23" table:style-name="ce9">
            <text:p>2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float" office:value="188" table:style-name="ce9">
            <text:p>18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float" office:value="96" table:style-name="ce9">
            <text:p>9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44" table:style-name="ce9">
            <text:p>4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float" office:value="131" table:style-name="ce9">
            <text:p>13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74" table:style-name="ce9">
            <text:p>7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140" table:style-name="ce9">
            <text:p>14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float" office:value="211" table:style-name="ce9">
            <text:p>21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204" table:style-name="ce9">
            <text:p>20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float" office:value="218" table:style-name="ce9">
            <text:p>21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float" office:value="174" table:style-name="ce9">
            <text:p>17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float" office:value="310" table:style-name="ce9">
            <text:p>31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211" table:style-name="ce9">
            <text:p>21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230" table:style-name="ce9">
            <text:p>23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85" table:style-name="ce9">
            <text:p>8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94" table:style-name="ce9">
            <text:p>94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float" office:value="192" table:style-name="ce9">
            <text:p>19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230" table:style-name="ce9">
            <text:p>23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float" office:value="106" table:style-name="ce9">
            <text:p>10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float" office:value="129" table:style-name="ce9">
            <text:p>12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9">
            <text:p><text:s text:c="94"/>81/12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Prototypes</text:p>
          </table:table-cell>
          <table:table-cell office:value-type="float" office:value="28" table:style-name="ce9">
            <text:p>2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Pass by Value</text:p>
          </table:table-cell>
          <table:table-cell office:value-type="float" office:value="40" table:style-name="ce9">
            <text:p>4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Returning Values</text:p>
          </table:table-cell>
          <table:table-cell office:value-type="float" office:value="233" table:style-name="ce9">
            <text:p>23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Boolean return values</text:p>
          </table:table-cell>
          <table:table-cell office:value-type="float" office:value="220" table:style-name="ce9">
            <text:p>22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tatic Local Variable</text:p>
          </table:table-cell>
          <table:table-cell office:value-type="float" office:value="186" table:style-name="ce9">
            <text:p>18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Default Argument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Reference Variab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Overloading functions</text:p>
          </table:table-cell>
          <table:table-cell office:value-type="float" office:value="28" table:style-name="ce9">
            <text:p>28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rray Initialization</text:p>
          </table:table-cell>
          <table:table-cell office:value-type="float" office:value="70" table:style-name="ce9">
            <text:p>7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Parallel Arrays</text:p>
          </table:table-cell>
          <table:table-cell office:value-type="float" office:value="127" table:style-name="ce9">
            <text:p>12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Arrays in function arguments</text:p>
          </table:table-cell>
          <table:table-cell office:value-type="float" office:value="173" table:style-name="ce9">
            <text:p>17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2 Dimensional Arrays</text:p>
          </table:table-cell>
          <table:table-cell office:value-type="float" office:value="70" table:style-name="ce9">
            <text:p>70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office:value-type="string" table:style-name="ce9">
            <text:p>2 Darrays as function argument</text:p>
          </table:table-cell>
          <table:table-cell office:value-type="float" office:value="278" table:style-name="ce9">
            <text:p>27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STL Vector</text:p>
          </table:table-cell>
          <table:table-cell office:value-type="float" office:value="73" table:style-name="ce9">
            <text:p>73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Search Linear/Binary</text:p>
          </table:table-cell>
          <table:table-cell office:value-type="float" office:value="185" table:style-name="ce9">
            <text:p>18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Sorting Bubble/Selection</text:p>
          </table:table-cell>
          <table:table-cell office:value-type="float" office:value="173" table:style-name="ce9">
            <text:p>17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Applied to Vectors</text:p>
          </table:table-cell>
          <table:table-cell office:value-type="float" office:value="323" table:style-name="ce9">
            <text:p>323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number-columns-repeated="2" table:style-name="ce9"/>
          <table:table-cell table:number-columns-repeated="16379"/>
        </table:table-row>
        <table:table-row table:number-rows-repeated="104850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CC RCCD</meta:initial-creator>
    <dc:creator>Scott</dc:creator>
    <meta:creation-date>2017-01-25T10:21:36Z</meta:creation-date>
    <dc:date>2017-02-09T18:16:00Z</dc:date>
    <meta:editing-cycles>11</meta:editing-cycles>
    <meta:editing-duration>PT3761S</meta:editing-duration>
  </office:meta>
</office:document-meta>
</file>